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a400f" officeooo:paragraph-rsid="000ccb7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ccb7e" officeooo:paragraph-rsid="000ccb7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ccb7e" officeooo:paragraph-rsid="000ccb7e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ccb7e" officeooo:paragraph-rsid="000ccb7e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cb7e" officeooo:paragraph-rsid="000ccb7e" style:font-size-asian="12.25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ccb7e" officeooo:paragraph-rsid="000ccb7e" style:font-size-asian="12.25pt" style:font-weight-asian="normal" style:font-size-complex="14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0ccb7e" officeooo:paragraph-rsid="000ccb7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17a4" officeooo:paragraph-rsid="000ccb7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cb7e" officeooo:paragraph-rsid="000ccb7e" style:font-size-asian="12.25pt" style:font-weight-asian="bold" style:font-size-complex="14pt" style:font-weight-complex="bold"/>
    </style:style>
    <style:style style:name="T1" style:family="text">
      <style:text-properties officeooo:rsid="000f17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sel House Keeping Web Site</text:p>
      <text:p text:style-name="P1">Site Plan </text:p>
      <text:p text:style-name="P2">Step 2: identify the Site's Target Audience</text:p>
      <text:p text:style-name="P3"/>
      <text:p text:style-name="P4">Target Audience Profile</text:p>
      <text:p text:style-name="P4"/>
      <text:p text:style-name="P5">Target audience profile includes information about potential site visitor's demographic and psycho-graphic characteristics.</text:p>
      <text:p text:style-name="P9">Demographic characteristics:</text:p>
      <text:list xml:id="list6883409595573039002" text:style-name="L2">
        <text:list-item>
          <text:p text:style-name="P6">gender</text:p>
        </text:list-item>
        <text:list-item>
          <text:p text:style-name="P6">age-group</text:p>
        </text:list-item>
        <text:list-item>
          <text:p text:style-name="P6">educational level</text:p>
        </text:list-item>
        <text:list-item>
          <text:p text:style-name="P6">income </text:p>
        </text:list-item>
        <text:list-item>
          <text:p text:style-name="P6">location</text:p>
        </text:list-item>
        <text:list-item>
          <text:p text:style-name="P6">other characteristic that define who your site visitors are</text:p>
        </text:list-item>
      </text:list>
      <text:p text:style-name="P9">Psycho-graphic characteristics:</text:p>
      <text:list xml:id="list845768776087075203" text:style-name="L3">
        <text:list-item>
          <text:p text:style-name="P7">social group affiliations</text:p>
        </text:list-item>
        <text:list-item>
          <text:p text:style-name="P7">lifestyle choices</text:p>
        </text:list-item>
        <text:list-item>
          <text:p text:style-name="P7">purchasing preferences</text:p>
        </text:list-item>
        <text:list-item>
          <text:p text:style-name="P7">political affiliations</text:p>
        </text:list-item>
        <text:list-item>
          <text:p text:style-name="P7">other characteristics that explain why visitors might want to access your sit<text:span text:style-name="T1">e</text:span></text:p>
        </text:list-item>
      </text:list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2:50:46.251240446</meta:creation-date>
    <dc:date>2014-09-09T13:09:18.641066171</dc:date>
    <meta:editing-duration>PT21S</meta:editing-duration>
    <meta:editing-cycles>1</meta:editing-cycles>
    <meta:generator>LibreOffice/4.2.6.3$Linux_X86_64 LibreOffice_project/420m0$Build-3</meta:generator>
    <meta:document-statistic meta:table-count="0" meta:image-count="0" meta:object-count="0" meta:page-count="1" meta:paragraph-count="18" meta:word-count="81" meta:character-count="578" meta:non-whitespace-character-count="524"/>
  </office:meta>
</office:document-meta>
</file>